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A passbook records account transactions and is updated at the bank or ATM. This guide explains the process in India.</text:p>
      <text:h text:style-name="P1" text:outline-level="2">Steps</text:h>
      <text:list text:style-name="L23">
        <text:list-item>
          <text:p text:style-name="P25"><text:span text:style-name="Strong_20_Emphasis">Visit Branch</text:span>: Go to home branch with passbook and ID proof.</text:p>
        </text:list-item>
        <text:list-item>
          <text:p text:style-name="P25"><text:span text:style-name="Strong_20_Emphasis">Submit Passbook</text:span>: Hand over passbook to staff at designated counter.</text:p>
        </text:list-item>
        <text:list-item>
          <text:p text:style-name="P25"><text:span text:style-name="Strong_20_Emphasis">Request Update</text:span>: Ask for transaction updates since last entry.</text:p>
        </text:list-item>
        <text:list-item>
          <text:p text:style-name="P25"><text:span text:style-name="Strong_20_Emphasis">Passbook Printing Machine</text:span>: Use self-service machine at branch; insert passbook.</text:p>
        </text:list-item>
        <text:list-item>
          <text:p text:style-name="P25"><text:span text:style-name="Strong_20_Emphasis">ATM Option</text:span>: Some ATMs with passbook printers update transactions.</text:p>
        </text:list-item>
        <text:list-item>
          <text:p text:style-name="P25"><text:span text:style-name="Strong_20_Emphasis">Verify Entries</text:span>: Check updated transactions for accuracy.</text:p>
        </text:list-item>
        <text:list-item>
          <text:p text:style-name="P25"><text:span text:style-name="Strong_20_Emphasis">Confirmation</text:span>: Updates are instant at branch/ATM.</text:p>
        </text:list-item>
      </text:list>
      <text:h text:style-name="P1" text:outline-level="2">Notes</text:h>
      <text:list text:style-name="L24">
        <text:list-item>
          <text:p text:style-name="P26">Passbook updates are free at most banks.</text:p>
        </text:list-item>
        <text:list-item>
          <text:p text:style-name="P26">Ensure passbook has blank pages; request new one if full.</text:p>
        </text:list-item>
        <text:list-item>
          <text:p text:style-name="P26">Some banks phase out passbooks for e-statements.</text:p>
        </text:list-item>
      </text:list>
      <text:h text:style-name="P1" text:outline-level="2">Key Terms</text:h>
      <text:p text:style-name="P2">Passbook, update, bank branch, passbook printing machine, ATM, transactions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7:03.716401442</dc:date>
    <meta:editing-duration>PT13M47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30" meta:character-count="819" meta:non-whitespace-character-count="715"/>
  </office:meta>
</office:document-meta>
</file>